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float" office:value="0.30901200000000001" table:style-name="ce1">
            <text:p>0.309012</text:p>
          </table:table-cell>
          <table:table-cell office:value-type="float" office:value="0" table:style-name="ce1">
            <text:p>0</text:p>
          </table:table-cell>
          <table:table-cell office:value-type="float" office:value="0.17566000000000001" table:style-name="ce1">
            <text:p>0.17566</text:p>
          </table:table-cell>
          <table:table-cell office:value-type="float" office:value="7.0351999999999998E-2" table:style-name="ce1">
            <text:p>0.070352</text:p>
          </table:table-cell>
          <table:table-cell table:style-name="ce1"/>
          <table:table-cell office:value-type="string" table:style-name="ce1">
            <text:p>original</text:p>
          </table:table-cell>
          <table:table-cell table:style-name="ce1">
            <draw:frame draw:z-index="1" draw:id="id0" draw:style-name="a0" draw:name="Chart 1" svg:x="0.05597in" svg:y="0.07462in" svg:width="5.02612in" svg:height="1.6268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0.58777599999999997" table:style-name="ce1">
            <text:p>0.587776</text:p>
          </table:table-cell>
          <table:table-cell office:value-type="float" office:value="7.8458E-2" table:style-name="ce1">
            <text:p>0.078458</text:p>
          </table:table-cell>
          <table:table-cell office:value-type="float" office:value="0.59155899999999995" table:style-name="ce1">
            <text:p>0.591559</text:p>
          </table:table-cell>
          <table:table-cell office:value-type="float" office:value="0.65587799999999996" table:style-name="ce1">
            <text:p>0.655878</text:p>
          </table:table-cell>
          <table:table-cell table:number-columns-repeated="16380" table:style-name="ce1"/>
        </table:table-row>
        <table:table-row table:style-name="ro1">
          <table:table-cell office:value-type="float" office:value="0.80900700000000003" table:style-name="ce1">
            <text:p>0.809007</text:p>
          </table:table-cell>
          <table:table-cell office:value-type="float" office:value="0.15643199999999999" table:style-name="ce1">
            <text:p>0.156432</text:p>
          </table:table-cell>
          <table:table-cell office:value-type="float" office:value="0.94051799999999997" table:style-name="ce1">
            <text:p>0.940518</text:p>
          </table:table-cell>
          <table:table-cell office:value-type="float" office:value="0.420873" table:style-name="ce1">
            <text:p>0.420873</text:p>
          </table:table-cell>
          <table:table-cell table:number-columns-repeated="16380" table:style-name="ce1"/>
        </table:table-row>
        <table:table-row table:style-name="ro1">
          <table:table-cell office:value-type="float" office:value="0.95104999999999995" table:style-name="ce1">
            <text:p>0.95105</text:p>
          </table:table-cell>
          <table:table-cell office:value-type="float" office:value="0.23344100000000001" table:style-name="ce1">
            <text:p>0.233441</text:p>
          </table:table-cell>
          <table:table-cell office:value-type="float" office:value="0.84259099999999998" table:style-name="ce1">
            <text:p>0.842591</text:p>
          </table:table-cell>
          <table:table-cell office:value-type="float" office:value="0.76139000000000001" table:style-name="ce1">
            <text:p>0.76139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30901200000000001" table:style-name="ce1">
            <text:p>0.309012</text:p>
          </table:table-cell>
          <table:table-cell office:value-type="float" office:value="0.33979199999999998" table:style-name="ce1">
            <text:p>0.339792</text:p>
          </table:table-cell>
          <table:table-cell office:value-type="float" office:value="0.87022900000000003" table:style-name="ce1">
            <text:p>0.870229</text:p>
          </table:table-cell>
          <table:table-cell table:number-columns-repeated="16380" table:style-name="ce1"/>
        </table:table-row>
        <table:table-row table:style-name="ro1">
          <table:table-cell office:value-type="float" office:value="0.951067" table:style-name="ce1">
            <text:p>0.951067</text:p>
          </table:table-cell>
          <table:table-cell office:value-type="float" office:value="0.38267699999999999" table:style-name="ce1">
            <text:p>0.382677</text:p>
          </table:table-cell>
          <table:table-cell office:value-type="float" office:value="-0.33969199999999999" table:style-name="ce1">
            <text:p>-0.339692</text:p>
          </table:table-cell>
          <table:table-cell office:value-type="float" office:value="0.960754" table:style-name="ce1">
            <text:p>0.960754</text:p>
          </table:table-cell>
          <table:table-cell table:number-columns-repeated="16380" table:style-name="ce1"/>
        </table:table-row>
        <table:table-row table:style-name="ro1">
          <table:table-cell office:value-type="float" office:value="0.80903999999999998" table:style-name="ce1">
            <text:p>0.80904</text:p>
          </table:table-cell>
          <table:table-cell office:value-type="float" office:value="0.45398300000000003" table:style-name="ce1">
            <text:p>0.453983</text:p>
          </table:table-cell>
          <table:table-cell office:value-type="float" office:value="-0.84253999999999996" table:style-name="ce1">
            <text:p>-0.84254</text:p>
          </table:table-cell>
          <table:table-cell office:value-type="float" office:value="0.99256900000000003" table:style-name="ce1">
            <text:p>0.992569</text:p>
          </table:table-cell>
          <table:table-cell table:number-columns-repeated="16380" table:style-name="ce1"/>
        </table:table-row>
        <table:table-row table:style-name="ro1">
          <table:table-cell office:value-type="float" office:value="0.58782100000000004" table:style-name="ce1">
            <text:p>0.587821</text:p>
          </table:table-cell>
          <table:table-cell office:value-type="float" office:value="0.52249000000000001" table:style-name="ce1">
            <text:p>0.52249</text:p>
          </table:table-cell>
          <table:table-cell office:value-type="float" office:value="-0.94053399999999998" table:style-name="ce1">
            <text:p>-0.940534</text:p>
          </table:table-cell>
          <table:table-cell office:value-type="float" office:value="0.92954400000000004" table:style-name="ce1">
            <text:p>0.929544</text:p>
          </table:table-cell>
          <table:table-cell table:number-columns-repeated="16380" table:style-name="ce1"/>
        </table:table-row>
        <table:table-row table:style-name="ro1">
          <table:table-cell office:value-type="float" office:value="0.30906499999999998" table:style-name="ce1">
            <text:p>0.309065</text:p>
          </table:table-cell>
          <table:table-cell office:value-type="float" office:value="0.58777599999999997" table:style-name="ce1">
            <text:p>0.587776</text:p>
          </table:table-cell>
          <table:table-cell office:value-type="float" office:value="-0.59164099999999997" table:style-name="ce1">
            <text:p>-0.591641</text:p>
          </table:table-cell>
          <table:table-cell office:value-type="float" office:value="0.78737999999999997" table:style-name="ce1">
            <text:p>0.78738</text:p>
          </table:table-cell>
          <table:table-cell table:number-columns-repeated="16380" table:style-name="ce1"/>
        </table:table-row>
        <table:table-row table:style-name="ro1">
          <table:table-cell office:value-type="float" office:value="5.5999999999999999E-5" table:style-name="ce1">
            <text:p>0.000056</text:p>
          </table:table-cell>
          <table:table-cell office:value-type="float" office:value="0.64943899999999999" table:style-name="ce1">
            <text:p>0.649439</text:p>
          </table:table-cell>
          <table:table-cell office:value-type="float" office:value="-0.17576800000000001" table:style-name="ce1">
            <text:p>-0.175768</text:p>
          </table:table-cell>
          <table:table-cell office:value-type="float" office:value="0.57704" table:style-name="ce1">
            <text:p>0.57704</text:p>
          </table:table-cell>
          <table:table-cell table:number-columns-repeated="2" table:style-name="ce1"/>
          <table:table-cell table:style-name="ce1">
            <draw:frame draw:z-index="2" draw:id="id1" draw:style-name="a1" draw:name="Chart 2" svg:x="0.06343in" svg:y="0.0597in" svg:width="5in" svg:height="1.5895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-0.30895899999999998" table:style-name="ce1">
            <text:p>-0.308959</text:p>
          </table:table-cell>
          <table:table-cell office:value-type="float" office:value="0.70709699999999998" table:style-name="ce1">
            <text:p>0.707097</text:p>
          </table:table-cell>
          <table:table-cell table:style-name="ce1"/>
          <table:table-cell office:value-type="float" office:value="0.32835999999999999" table:style-name="ce1">
            <text:p>0.32836</text:p>
          </table:table-cell>
          <table:table-cell table:style-name="ce1"/>
          <table:table-cell office:value-type="string" table:style-name="ce1">
            <text:p>upscaled</text:p>
          </table:table-cell>
          <table:table-cell table:number-columns-repeated="16378"/>
        </table:table-row>
        <table:table-row table:style-name="ro1">
          <table:table-cell office:value-type="float" office:value="-0.587731" table:style-name="ce1">
            <text:p>-0.587731</text:p>
          </table:table-cell>
          <table:table-cell office:value-type="float" office:value="0.76039599999999996" table:style-name="ce1">
            <text:p>0.760396</text:p>
          </table:table-cell>
          <table:table-cell table:style-name="ce1"/>
          <table:table-cell office:value-type="float" office:value="8.0561999999999995E-2" table:style-name="ce1">
            <text:p>0.080562</text:p>
          </table:table-cell>
          <table:table-cell table:number-columns-repeated="16380" table:style-name="ce1"/>
        </table:table-row>
        <table:table-row table:style-name="ro1">
          <table:table-cell office:value-type="float" office:value="-0.80897399999999997" table:style-name="ce1">
            <text:p>-0.808974</text:p>
          </table:table-cell>
          <table:table-cell office:value-type="float" office:value="0.80900700000000003" table:style-name="ce1">
            <text:p>0.809007</text:p>
          </table:table-cell>
          <table:table-cell table:style-name="ce1"/>
          <table:table-cell office:value-type="float" office:value="-0.161776" table:style-name="ce1">
            <text:p>-0.161776</text:p>
          </table:table-cell>
          <table:table-cell table:number-columns-repeated="16380" table:style-name="ce1"/>
        </table:table-row>
        <table:table-row table:style-name="ro1">
          <table:table-cell office:value-type="float" office:value="-0.95103199999999999" table:style-name="ce1">
            <text:p>-0.951032</text:p>
          </table:table-cell>
          <table:table-cell office:value-type="float" office:value="0.85263100000000003" table:style-name="ce1">
            <text:p>0.852631</text:p>
          </table:table-cell>
          <table:table-cell table:style-name="ce1"/>
          <table:table-cell office:value-type="float" office:value="-0.41259099999999999" table:style-name="ce1">
            <text:p>-0.412591</text:p>
          </table:table-cell>
          <table:table-cell table:number-columns-repeated="16380" table:style-name="ce1"/>
        </table:table-row>
        <table:table-row table:style-name="ro1">
          <table:table-cell office:value-type="float" office:value="-1" table:style-name="ce1">
            <text:p>-1</text:p>
          </table:table-cell>
          <table:table-cell office:value-type="float" office:value="0.89099799999999996" table:style-name="ce1">
            <text:p>0.890998</text:p>
          </table:table-cell>
          <table:table-cell table:style-name="ce1"/>
          <table:table-cell office:value-type="float" office:value="-0.65344000000000002" table:style-name="ce1">
            <text:p>-0.65344</text:p>
          </table:table-cell>
          <table:table-cell table:number-columns-repeated="16380" table:style-name="ce1"/>
        </table:table-row>
        <table:table-row table:style-name="ro1">
          <table:table-cell office:value-type="float" office:value="-0.95108400000000004" table:style-name="ce1">
            <text:p>-0.951084</text:p>
          </table:table-cell>
          <table:table-cell office:value-type="float" office:value="0.92387200000000003" table:style-name="ce1">
            <text:p>0.923872</text:p>
          </table:table-cell>
          <table:table-cell table:style-name="ce1"/>
          <table:table-cell office:value-type="float" office:value="-0.84287199999999995" table:style-name="ce1">
            <text:p>-0.842872</text:p>
          </table:table-cell>
          <table:table-cell table:number-columns-repeated="16380" table:style-name="ce1"/>
        </table:table-row>
        <table:table-row table:style-name="ro1">
          <table:table-cell office:value-type="float" office:value="-0.80907300000000004" table:style-name="ce1">
            <text:p>-0.809073</text:p>
          </table:table-cell>
          <table:table-cell office:value-type="float" office:value="0.95104999999999995" table:style-name="ce1">
            <text:p>0.95105</text:p>
          </table:table-cell>
          <table:table-cell table:style-name="ce1"/>
          <table:table-cell office:value-type="float" office:value="-0.96008199999999999" table:style-name="ce1">
            <text:p>-0.960082</text:p>
          </table:table-cell>
          <table:table-cell table:number-columns-repeated="16380" table:style-name="ce1"/>
        </table:table-row>
        <table:table-row table:style-name="ro1">
          <table:table-cell office:value-type="float" office:value="-0.587866" table:style-name="ce1">
            <text:p>-0.587866</text:p>
          </table:table-cell>
          <table:table-cell office:value-type="float" office:value="0.97236400000000001" table:style-name="ce1">
            <text:p>0.972364</text:p>
          </table:table-cell>
          <table:table-cell table:style-name="ce1"/>
          <table:table-cell office:value-type="float" office:value="-0.99272199999999999" table:style-name="ce1">
            <text:p>-0.992722</text:p>
          </table:table-cell>
          <table:table-cell table:number-columns-repeated="16380" table:style-name="ce1"/>
        </table:table-row>
        <table:table-row table:style-name="ro1">
          <table:table-cell office:value-type="float" office:value="-0.309118" table:style-name="ce1">
            <text:p>-0.309118</text:p>
          </table:table-cell>
          <table:table-cell office:value-type="float" office:value="0.98768400000000001" table:style-name="ce1">
            <text:p>0.987684</text:p>
          </table:table-cell>
          <table:table-cell table:style-name="ce1"/>
          <table:table-cell office:value-type="float" office:value="-0.932612" table:style-name="ce1">
            <text:p>-0.932612</text:p>
          </table:table-cell>
          <table:table-cell table:style-name="ce1"/>
          <table:table-cell office:value-type="string" table:style-name="ce1">
            <text:p>downscaled</text:p>
          </table:table-cell>
          <table:table-cell table:style-name="ce1">
            <draw:frame draw:z-index="3" draw:id="id2" draw:style-name="a2" draw:name="Chart 3" svg:x="0.08582in" svg:y="0.04477in" svg:width="5in" svg:height="1.55224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-1.11E-4" table:style-name="ce1">
            <text:p>-0.000111</text:p>
          </table:table-cell>
          <table:table-cell office:value-type="float" office:value="0.996915" table:style-name="ce1">
            <text:p>0.996915</text:p>
          </table:table-cell>
          <table:table-cell table:style-name="ce1"/>
          <table:table-cell office:value-type="float" office:value="-0.84078799999999998" table:style-name="ce1">
            <text:p>-0.840788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0.68467800000000001" table:style-name="ce1">
            <text:p>-0.684678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99692000000000003" table:style-name="ce1">
            <text:p>0.99692</text:p>
          </table:table-cell>
          <table:table-cell table:style-name="ce1"/>
          <table:table-cell office:value-type="float" office:value="-0.30359000000000003" table:style-name="ce1">
            <text:p>-0.30359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98769300000000004" table:style-name="ce1">
            <text:p>0.987693</text:p>
          </table:table-cell>
          <table:table-cell table:style-name="ce1"/>
          <table:table-cell office:value-type="float" office:value="-1.299668" table:style-name="ce1">
            <text:p>-1.299668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97237700000000005" table:style-name="ce1">
            <text:p>0.972377</text:p>
          </table:table-cell>
          <table:table-cell table:style-name="ce1"/>
          <table:table-cell office:value-type="float" office:value="9.0137730000000005" table:style-name="ce1">
            <text:p>9.01377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.951067" table:style-name="ce1">
            <text:p>0.951067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0.92389299999999996" table:style-name="ce1">
            <text:p>0.923893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0.89102300000000001" table:style-name="ce1">
            <text:p>0.891023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0.85265999999999997" table:style-name="ce1">
            <text:p>0.85266</text:p>
          </table:table-cell>
          <table:table-cell table:number-columns-repeated="3" table:style-name="ce1"/>
          <table:table-cell office:value-type="string" table:style-name="ce1">
            <text:p>21 -&gt; 18</text:p>
          </table:table-cell>
          <table:table-cell table:style-name="ce1">
            <draw:frame draw:z-index="4" draw:id="id3" draw:style-name="a3" draw:name="Chart 4" svg:x="0.13059in" svg:y="0.04477in" svg:width="5in" svg:height="1.67911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table:style-name="ce1"/>
          <table:table-cell office:value-type="float" office:value="0.80903999999999998" table:style-name="ce1">
            <text:p>0.80904</text:p>
          </table:table-cell>
          <table:table-cell table:number-columns-repeated="3" table:style-name="ce1"/>
          <table:table-cell office:value-type="string" table:style-name="ce1">
            <text:p>18 -&gt; 2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0.760432" table:style-name="ce1">
            <text:p>0.760432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0.70713599999999999" table:style-name="ce1">
            <text:p>0.707136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0.64948099999999998" table:style-name="ce1">
            <text:p>0.64948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float" office:value="0.58782100000000004" table:style-name="ce1">
            <text:p>0.58782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0.52253799999999995" table:style-name="ce1">
            <text:p>0.52253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0.45403300000000002" table:style-name="ce1">
            <text:p>0.454033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0.38272800000000001" table:style-name="ce1">
            <text:p>0.38272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0.30906499999999998" table:style-name="ce1">
            <text:p>0.309065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0.23349500000000001" table:style-name="ce1">
            <text:p>0.233495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0.15648699999999999" table:style-name="ce1">
            <text:p>0.156487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7.8512999999999999E-2" table:style-name="ce1">
            <text:p>0.078513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5.5999999999999999E-5" table:style-name="ce1">
            <text:p>0.000056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-7.8401999999999999E-2" table:style-name="ce1">
            <text:p>-0.07840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-0.15637699999999999" table:style-name="ce1">
            <text:p>-0.156377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-0.23338700000000001" table:style-name="ce1">
            <text:p>-0.233387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-0.30895899999999998" table:style-name="ce1">
            <text:p>-0.308959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-0.38262600000000002" table:style-name="ce1">
            <text:p>-0.382626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-0.45393299999999998" table:style-name="ce1">
            <text:p>-0.453933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-0.52244299999999999" table:style-name="ce1">
            <text:p>-0.522443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-0.587731" table:style-name="ce1">
            <text:p>-0.58773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-0.64939599999999997" table:style-name="ce1">
            <text:p>-0.649396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-0.70705799999999996" table:style-name="ce1">
            <text:p>-0.70705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-0.76036000000000004" table:style-name="ce1">
            <text:p>-0.76036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-0.80897399999999997" table:style-name="ce1">
            <text:p>-0.808974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-0.85260199999999997" table:style-name="ce1">
            <text:p>-0.85260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-0.89097199999999999" table:style-name="ce1">
            <text:p>-0.89097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-0.92384999999999995" table:style-name="ce1">
            <text:p>-0.92385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-0.95103199999999999" table:style-name="ce1">
            <text:p>-0.95103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-0.97235099999999997" table:style-name="ce1">
            <text:p>-0.97235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-0.987676" table:style-name="ce1">
            <text:p>-0.987676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-0.99691099999999999" table:style-name="ce1">
            <text:p>-0.99691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-0.99692400000000003" table:style-name="ce1">
            <text:p>-0.996924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-0.98770199999999997" table:style-name="ce1">
            <text:p>-0.98770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-0.97238999999999998" table:style-name="ce1">
            <text:p>-0.97239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-0.95108400000000004" table:style-name="ce1">
            <text:p>-0.951084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-0.92391400000000001" table:style-name="ce1">
            <text:p>-0.923914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-0.89104799999999995" table:style-name="ce1">
            <text:p>-0.89104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-0.85268900000000003" table:style-name="ce1">
            <text:p>-0.852689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-0.80907300000000004" table:style-name="ce1">
            <text:p>-0.809073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-0.76046800000000003" table:style-name="ce1">
            <text:p>-0.76046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-0.70717600000000003" table:style-name="ce1">
            <text:p>-0.707176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-0.64952299999999996" table:style-name="ce1">
            <text:p>-0.649523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-0.587866" table:style-name="ce1">
            <text:p>-0.587866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-0.52258499999999997" table:style-name="ce1">
            <text:p>-0.522585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-0.45408199999999999" table:style-name="ce1">
            <text:p>-0.45408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-0.38278000000000001" table:style-name="ce1">
            <text:p>-0.3827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-0.309118" table:style-name="ce1">
            <text:p>-0.30911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-0.23355000000000001" table:style-name="ce1">
            <text:p>-0.23355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-0.15654199999999999" table:style-name="ce1">
            <text:p>-0.156542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-7.8567999999999999E-2" table:style-name="ce1">
            <text:p>-0.07856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-1.11E-4" table:style-name="ce1">
            <text:p>-0.00011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7.8344999999999998E-2" table:style-name="ce1">
            <text:p>0.078345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0.15631400000000001" table:style-name="ce1">
            <text:p>0.156314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0.23330999999999999" table:style-name="ce1">
            <text:p>0.23331</text:p>
          </table:table-cell>
          <table:table-cell table:number-columns-repeated="16382"/>
        </table:table-row>
        <table:table-row table:number-rows-repeated="1048492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Vlad Meșco</meta:initial-creator>
    <dc:creator>Vlad Meșco</dc:creator>
    <meta:creation-date>2015-10-23T10:36:30Z</meta:creation-date>
    <dc:date>2015-10-23T12:02:0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maximum="1" chart:minimum="-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17.1344881889764pt" svg:width="361.8807874015748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A$1:.$A$20" chart:class="chart:line" chart:attached-axis="primary-y" chart:style-name="G0S0">
            <chart:data-point chart:repeated="2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maximum="1" chart:minimum="-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14.447874015748pt" svg:width="360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B$1:.$B$84" chart:class="chart:line" chart:attached-axis="primary-y" chart:style-name="G0S0">
            <chart:data-point chart:repeated="8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maximum="1" chart:minimum="-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11.7613385826772pt" svg:width="360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C$1:.$C$10" chart:class="chart:line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maximum="1" chart:minimum="-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20.8956692913386pt" svg:width="360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D$1:.$D$24" chart:class="chart:line" chart:attached-axis="primary-y" chart:style-name="G0S0">
            <chart:data-point chart:repeated="2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